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46ff" officeooo:paragraph-rsid="001446ff" style:font-weight-asian="bold" style:font-weight-complex="bold"/>
    </style:style>
    <style:style style:name="P2" style:family="paragraph" style:parent-style-name="Standard">
      <style:text-properties fo:font-weight="bold" officeooo:rsid="001890a4" officeooo:paragraph-rsid="0018a640" style:font-weight-asian="bold" style:font-weight-complex="bold"/>
    </style:style>
    <style:style style:name="P3" style:family="paragraph" style:parent-style-name="Standard">
      <style:text-properties fo:font-weight="bold" officeooo:rsid="00198004" officeooo:paragraph-rsid="00198004" style:font-weight-asian="bold" style:font-weight-complex="bold"/>
    </style:style>
    <style:style style:name="P4" style:family="paragraph" style:parent-style-name="Standard">
      <style:text-properties fo:font-weight="normal" officeooo:rsid="0011dc86" officeooo:paragraph-rsid="0011dc86" style:font-weight-asian="normal" style:font-weight-complex="normal"/>
    </style:style>
    <style:style style:name="P5" style:family="paragraph" style:parent-style-name="Standard">
      <style:text-properties fo:font-weight="normal" officeooo:rsid="00129d36" officeooo:paragraph-rsid="00129d36" style:font-weight-asian="normal" style:font-weight-complex="normal"/>
    </style:style>
    <style:style style:name="P6" style:family="paragraph" style:parent-style-name="Standard">
      <style:text-properties fo:font-weight="normal" officeooo:rsid="001890a4" officeooo:paragraph-rsid="001890a4" style:font-weight-asian="normal" style:font-weight-complex="normal"/>
    </style:style>
    <style:style style:name="P7" style:family="paragraph" style:parent-style-name="Standard">
      <style:text-properties fo:font-weight="normal" officeooo:rsid="00198004" officeooo:paragraph-rsid="00198004" style:font-weight-asian="normal" style:font-weight-complex="normal"/>
    </style:style>
    <style:style style:name="P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1dc86" officeooo:paragraph-rsid="0011dc86" style:font-weight-asian="bold" style:font-weight-complex="bold"/>
    </style:style>
    <style:style style:name="T1" style:family="text">
      <style:text-properties fo:font-weight="normal" officeooo:rsid="0014c79a" style:font-weight-asian="normal" style:font-weight-complex="normal"/>
    </style:style>
    <style:style style:name="T2" style:family="text">
      <style:text-properties fo:font-weight="normal" officeooo:rsid="0015d944" style:font-weight-asian="normal" style:font-weight-complex="normal"/>
    </style:style>
    <style:style style:name="T3" style:family="text">
      <style:text-properties fo:font-weight="normal" officeooo:rsid="001728da" style:font-weight-asian="normal" style:font-weight-complex="normal"/>
    </style:style>
    <style:style style:name="T4" style:family="text">
      <style:text-properties officeooo:rsid="0019bde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Notes on RESTful API</text:p>
      <text:p text:style-name="P4"/>
      <text:p text:style-name="P5">REST – representative transitive state. This is an architecture (client-server) to perform create, read,update,delete (CRUD) operations on an app.</text:p>
      <text:p text:style-name="P5"/>
      <text:p text:style-name="P1">5 main HTTP verbs:</text:p>
      <text:p text:style-name="P1">get – <text:span text:style-name="T1">read an entry</text:span></text:p>
      <text:p text:style-name="P1">post – <text:span text:style-name="T1">create an entry, </text:span></text:p>
      <text:p text:style-name="P1">put – <text:span text:style-name="T1">update an </text:span><text:span text:style-name="T3">ENTIRE entry</text:span><text:span text:style-name="T1"> </text:span></text:p>
      <text:p text:style-name="P1">patch – <text:span text:style-name="T3">updates parts of an entry</text:span></text:p>
      <text:p text:style-name="P1">delete – <text:span text:style-name="T2">remove an entry</text:span></text:p>
      <text:p text:style-name="P1"><text:span text:style-name="T2"/></text:p>
      <text:p text:style-name="P2">RESTful routing</text:p>
      <text:p text:style-name="P6">These are ‘routes’ to obtain an instruction. Similar to a street route to get to somewhere, routes work to find a document/resource on a web server.</text:p>
      <text:p text:style-name="P6"/>
      <text:p text:style-name="P3">Use specific pattern of routes/endpoint URL<text:span text:style-name="T4">s</text:span></text:p>
      <text:p text:style-name="P7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2:59:32.498426236</meta:creation-date>
    <dc:date>2019-03-10T13:24:02.587010748</dc:date>
    <meta:editing-duration>PT24M28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83" meta:character-count="520" meta:non-whitespace-character-count="440"/>
  </office:meta>
</office:document-meta>
</file>